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normal" officeooo:rsid="0017b1d4" officeooo:paragraph-rsid="00184ea7" style:font-name-asian="TimesNewRomanPSMT" style:font-size-asian="12pt" style:font-weight-asian="normal" style:font-name-complex="TimesNewRomanPSMT" style:font-size-complex="12pt" style:font-weight-complex="normal"/>
    </style:style>
    <style:style style:name="P2" style:family="paragraph" style:parent-style-name="Standard">
      <style:text-properties style:font-name="Times New Roman" fo:font-size="12pt" fo:font-weight="normal" officeooo:rsid="00147e77" officeooo:paragraph-rsid="00184ea7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paragraph-rsid="00184ea7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style:font-name="Times New Roman" fo:font-size="12pt" fo:font-weight="bold" officeooo:rsid="0017b1d4" officeooo:paragraph-rsid="00184ea7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2pt" fo:font-weight="bold" officeooo:paragraph-rsid="00184ea7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2pt" fo:font-weight="bold" officeooo:rsid="0017a764" officeooo:paragraph-rsid="00184ea7" style:font-name-asian="TimesNewRomanPSMT" style:font-size-asian="12pt" style:font-weight-asian="bold" style:font-name-complex="TimesNewRomanPSMT" style:font-size-complex="12pt" style:font-weight-complex="bold"/>
    </style:style>
    <style:style style:name="P7" style:family="paragraph" style:parent-style-name="Standard">
      <style:text-properties style:font-name="Times New Roman" fo:font-size="12pt" fo:font-style="italic" fo:font-weight="bold" officeooo:rsid="0017b1d4" officeooo:paragraph-rsid="00184ea7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style:font-name="Times New Roman" fo:font-size="14pt" fo:font-weight="normal" officeooo:rsid="00147e77" officeooo:paragraph-rsid="00184ea7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Times New Roman" officeooo:paragraph-rsid="00184ea7"/>
    </style:style>
    <style:style style:name="P10" style:family="paragraph" style:parent-style-name="Standard" style:list-style-name="L1">
      <style:text-properties style:font-name="Times New Roman" fo:font-size="13pt" fo:font-weight="bold" officeooo:rsid="0017b1d4" officeooo:paragraph-rsid="00184ea7" style:font-size-asian="13pt" style:font-weight-asian="bold" style:font-size-complex="13pt" style:font-weight-complex="bold"/>
    </style:style>
    <style:style style:name="P11" style:family="paragraph" style:parent-style-name="Standard" style:list-style-name="L1">
      <style:text-properties style:font-name="Times New Roman" fo:font-size="13pt" fo:font-weight="bold" officeooo:rsid="00147e77" officeooo:paragraph-rsid="00184ea7" style:font-size-asian="13pt" style:font-weight-asian="bold" style:font-size-complex="13pt" style:font-weight-complex="bold"/>
    </style:style>
    <style:style style:name="P12" style:family="paragraph" style:parent-style-name="Standard" style:list-style-name="L1">
      <style:text-properties style:font-name="Times New Roman" fo:font-size="13pt" fo:font-weight="bold" officeooo:rsid="00162300" officeooo:paragraph-rsid="00184ea7" style:font-size-asian="13pt" style:font-weight-asian="bold" style:font-size-complex="13pt" style:font-weight-complex="bold"/>
    </style:style>
    <style:style style:name="P13" style:family="paragraph" style:parent-style-name="Standard" style:list-style-name="L1">
      <style:text-properties style:font-name="Times New Roman" fo:font-size="13pt" fo:font-weight="bold" officeooo:rsid="0017a764" officeooo:paragraph-rsid="00184ea7" style:font-name-asian="TimesNewRomanPSMT" style:font-size-asian="13pt" style:font-weight-asian="bold" style:font-name-complex="TimesNewRomanPSMT" style:font-size-complex="13pt" style:font-weight-complex="bold"/>
    </style:style>
    <style:style style:name="P14" style:family="paragraph" style:parent-style-name="Standard" style:list-style-name="L2">
      <style:text-properties style:font-name="Times New Roman" officeooo:paragraph-rsid="00184ea7"/>
    </style:style>
    <style:style style:name="P15" style:family="paragraph" style:parent-style-name="Standard" style:list-style-name="L1">
      <style:text-properties style:font-name="Times New Roman" fo:font-size="12pt" fo:font-style="italic" fo:font-weight="bold" officeooo:rsid="0017b1d4" officeooo:paragraph-rsid="00184ea7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 style:list-style-name="L1">
      <style:text-properties style:font-name="Times New Roman" fo:font-size="12pt" fo:font-weight="normal" officeooo:rsid="00147e77" officeooo:paragraph-rsid="00184ea7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text-properties style:font-name="Times New Roman" fo:font-size="12pt" fo:font-weight="normal" officeooo:rsid="0017b1d4" officeooo:paragraph-rsid="00184ea7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text-properties style:font-name="Times New Roman" fo:font-size="12pt" fo:font-weight="normal" officeooo:rsid="001fe433" officeooo:paragraph-rsid="00184ea7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style:font-name="Times New Roman" fo:font-size="12pt" fo:font-weight="normal" officeooo:rsid="0017a764" officeooo:paragraph-rsid="00184ea7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style:font-name="Times New Roman" fo:font-size="12pt" fo:font-weight="normal" officeooo:rsid="001955bf" officeooo:paragraph-rsid="00184ea7" style:font-name-asian="TimesNewRomanPSMT" style:font-size-asian="12pt" style:font-weight-asian="normal" style:font-name-complex="TimesNewRomanPSMT" style:font-size-complex="12pt" style:font-weight-complex="normal"/>
    </style:style>
    <style:style style:name="P21" style:family="paragraph" style:parent-style-name="Standard" style:list-style-name="L1">
      <style:text-properties style:font-name="Times New Roman" fo:font-size="12pt" fo:font-weight="normal" officeooo:rsid="0017b1d4" officeooo:paragraph-rsid="00184ea7" style:font-name-asian="TimesNewRomanPSMT" style:font-size-asian="12pt" style:font-weight-asian="normal" style:font-name-complex="TimesNewRomanPSMT" style:font-size-complex="12pt" style:font-weight-complex="normal"/>
    </style:style>
    <style:style style:name="P22" style:family="paragraph" style:parent-style-name="Standard" style:list-style-name="L1">
      <style:text-properties style:font-name="Times New Roman" fo:font-size="12pt" fo:font-weight="bold" officeooo:rsid="00147e77" officeooo:paragraph-rsid="00184ea7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text-properties style:font-name="Times New Roman" fo:font-size="12pt" fo:font-weight="bold" officeooo:paragraph-rsid="00184ea7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text-properties style:font-name="Times New Roman" fo:font-size="12pt" fo:font-weight="bold" officeooo:rsid="00162300" officeooo:paragraph-rsid="00184ea7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text-properties style:font-name="Times New Roman" fo:font-size="12pt" fo:font-weight="bold" officeooo:rsid="0017a764" officeooo:paragraph-rsid="00184ea7" style:font-name-asian="TimesNewRomanPSMT" style:font-size-asian="12pt" style:font-weight-asian="bold" style:font-name-complex="TimesNewRomanPSMT" style:font-size-complex="12pt" style:font-weight-complex="bold"/>
    </style:style>
    <style:style style:name="P26" style:family="paragraph" style:parent-style-name="Standard" style:list-style-name="L1">
      <style:text-properties style:font-name="Times New Roman" fo:font-size="12pt" fo:font-style="normal" fo:font-weight="bold" officeooo:rsid="00147e77" officeooo:paragraph-rsid="00184ea7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 style:list-style-name="L1">
      <style:text-properties style:font-name="Times New Roman" fo:font-size="12pt" fo:font-style="normal" fo:font-weight="bold" officeooo:rsid="0017b1d4" officeooo:paragraph-rsid="00184ea7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 style:list-style-name="L1">
      <style:text-properties style:font-name="Times New Roman" fo:font-size="12pt" fo:font-style="normal" fo:font-weight="normal" officeooo:rsid="00162300" officeooo:paragraph-rsid="00184ea7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de9ab"/>
    </style:style>
    <style:style style:name="T2" style:family="text">
      <style:text-properties officeooo:rsid="00147e77"/>
    </style:style>
    <style:style style:name="T3" style:family="text">
      <style:text-properties officeooo:rsid="000e61c0"/>
    </style:style>
    <style:style style:name="T4" style:family="text">
      <style:text-properties officeooo:rsid="00072218"/>
    </style:style>
    <style:style style:name="T5" style:family="text">
      <style:text-properties fo:font-size="12pt" fo:font-weight="normal" officeooo:rsid="00147e77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0e61c0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072218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2373d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84ea7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99420" style:font-size-asian="12pt" style:font-weight-asian="normal" style:font-size-complex="12pt" style:font-weight-complex="normal"/>
    </style:style>
    <style:style style:name="T11" style:family="text">
      <style:text-properties officeooo:rsid="0017b1d4"/>
    </style:style>
    <style:style style:name="T12" style:family="text">
      <style:text-properties fo:font-style="italic" officeooo:rsid="0017b1d4" style:font-style-asian="italic" style:font-style-complex="italic"/>
    </style:style>
    <style:style style:name="T13" style:family="text">
      <style:text-properties fo:font-style="italic" fo:font-weight="normal" officeooo:rsid="001fe433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normal" officeooo:rsid="0017b1d4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officeooo:rsid="0017b1d4" style:font-style-asian="normal" style:font-weight-asian="bold" style:font-style-complex="normal" style:font-weight-complex="bold"/>
    </style:style>
    <style:style style:name="T16" style:family="text">
      <style:text-properties fo:font-style="normal" officeooo:rsid="00072218" style:font-style-asian="normal" style:font-style-complex="normal"/>
    </style:style>
    <style:style style:name="T17" style:family="text">
      <style:text-properties fo:font-style="normal" officeooo:rsid="0017b1d4" style:font-style-asian="normal" style:font-style-complex="normal"/>
    </style:style>
    <style:style style:name="T18" style:family="text">
      <style:text-properties fo:font-style="normal" style:text-underline-style="solid" style:text-underline-width="auto" style:text-underline-color="font-color" officeooo:rsid="0017b1d4" style:font-style-asian="normal" style:font-style-complex="normal"/>
    </style:style>
    <style:style style:name="T19" style:family="text">
      <style:text-properties fo:font-weight="normal" officeooo:rsid="00147e77" style:font-weight-asian="normal" style:font-weight-complex="normal"/>
    </style:style>
    <style:style style:name="T20" style:family="text">
      <style:text-properties fo:font-weight="normal" officeooo:rsid="00072218" style:font-weight-asian="normal" style:font-weight-complex="normal"/>
    </style:style>
    <style:style style:name="T21" style:family="text">
      <style:text-properties fo:font-weight="normal" officeooo:rsid="000e61c0" style:font-weight-asian="normal" style:font-weight-complex="normal"/>
    </style:style>
    <style:style style:name="T22" style:family="text">
      <style:text-properties fo:font-weight="normal" officeooo:rsid="00162300" style:font-weight-asian="normal" style:font-weight-complex="normal"/>
    </style:style>
    <style:style style:name="T23" style:family="text">
      <style:text-properties fo:font-weight="normal" officeooo:rsid="0017b1d4" style:font-weight-asian="normal" style:font-weight-complex="normal"/>
    </style:style>
    <style:style style:name="T24" style:family="text">
      <style:text-properties fo:font-weight="normal" officeooo:rsid="001955bf" style:font-weight-asian="normal" style:font-weight-complex="normal"/>
    </style:style>
    <style:style style:name="T25" style:family="text">
      <style:text-properties fo:font-weight="normal" officeooo:rsid="00070206" style:font-weight-asian="normal" style:font-weight-complex="normal"/>
    </style:style>
    <style:style style:name="T26" style:family="text">
      <style:text-properties fo:font-weight="normal" officeooo:rsid="0008608a" style:font-weight-asian="normal" style:font-weight-complex="normal"/>
    </style:style>
    <style:style style:name="T27" style:family="text">
      <style:text-properties fo:font-weight="normal" officeooo:rsid="001fe433" style:font-weight-asian="normal" style:font-weight-complex="normal"/>
    </style:style>
    <style:style style:name="T28" style:family="text">
      <style:text-properties fo:font-weight="normal" officeooo:rsid="00184ea7" style:font-weight-asian="normal" style:font-weight-complex="normal"/>
    </style:style>
    <style:style style:name="T29" style:family="text">
      <style:text-properties officeooo:rsid="0008608a"/>
    </style:style>
    <style:style style:name="T30" style:family="text">
      <style:text-properties officeooo:rsid="0022499a"/>
    </style:style>
    <style:style style:name="T31" style:family="text">
      <style:text-properties officeooo:rsid="00070206"/>
    </style:style>
    <style:style style:name="T32" style:family="text">
      <style:text-properties fo:font-size="13pt" style:font-size-asian="13pt" style:font-size-complex="13pt"/>
    </style:style>
    <style:style style:name="T33" style:family="text">
      <style:text-properties officeooo:rsid="001fe433"/>
    </style:style>
    <style:style style:name="T34" style:family="text">
      <style:text-properties style:text-underline-style="solid" style:text-underline-width="auto" style:text-underline-color="font-color" officeooo:rsid="0017b1d4"/>
    </style:style>
    <style:style style:name="T35" style:family="text">
      <style:text-properties officeooo:rsid="00139224"/>
    </style:style>
    <style:style style:name="T36" style:family="text">
      <style:text-properties officeooo:rsid="0019bd2b"/>
    </style:style>
    <style:style style:name="T37" style:family="text">
      <style:text-properties officeooo:rsid="00184ea7"/>
    </style:style>
    <style:style style:name="T38" style:family="text">
      <style:text-properties officeooo:rsid="0019942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TC_</text:span><text:span text:style-name="T3">Consultazione</text:span><text:span text:style-name="T4"> Graduatoria </text:span><text:span text:style-name="T3">provvisoria</text:span><text:span text:style-name="T4"> </text:span><text:span text:style-name="T38">01</text:span></text:p>
      <text:p text:style-name="P8"/>
      <text:list xml:id="list37137148" text:style-name="L1">
        <text:list-item>
          <text:p text:style-name="P10">Nome del Test Case</text:p>
        </text:list-item>
      </text:list>
      <text:list xml:id="list37139967" text:style-name="L2">
        <text:list-header>
          <text:p text:style-name="P14"><text:span text:style-name="T5">Test Case TC_</text:span><text:span text:style-name="T6">Consultazione</text:span><text:span text:style-name="T7">Graduatoria</text:span><text:span text:style-name="T6">Provvisoria</text:span><text:span text:style-name="T8">_</text:span><text:span text:style-name="T10">01</text:span></text:p>
        </text:list-header>
      </text:list>
      <text:p text:style-name="P4"/>
      <text:list xml:id="list37159110" text:continue-list="list37137148" text:style-name="L1">
        <text:list-item>
          <text:p text:style-name="P11">Test Case <text:span text:style-name="T11">Specification Identifier</text:span></text:p>
        </text:list-item>
      </text:list>
      <text:p text:style-name="P5"><text:span text:style-name="T11"><text:tab/></text:span><text:span text:style-name="T12">Caso d'uso da testare</text:span></text:p>
      <text:p text:style-name="P5"><text:span text:style-name="T14"><text:tab/></text:span><text:span text:style-name="T19">UC_</text:span><text:span text:style-name="T20">ACC_3.</text:span><text:span text:style-name="T21">4</text:span><text:span text:style-name="T19"> –</text:span><text:span text:style-name="T22"> </text:span><text:span text:style-name="T21">Consultazione</text:span><text:span text:style-name="T20"> Graduatoria </text:span><text:span text:style-name="T21">Provvisoria</text:span></text:p>
      <text:list xml:id="list37164740" text:continue-numbering="true" text:style-name="L1">
        <text:list-header>
          <text:p text:style-name="P15">Version date</text:p>
          <text:p text:style-name="P16">1<text:span text:style-name="T4">3</text:span>/12/12 </text:p>
          <text:p text:style-name="P15">Version number</text:p>
        </text:list-header>
      </text:list>
      <text:p text:style-name="P9"><text:span text:style-name="T11"><text:tab/></text:span>v. 1.<text:span text:style-name="T38">1</text:span> </text:p>
      <text:p text:style-name="P7"><text:tab/>Version author</text:p>
      <text:p text:style-name="P2"><text:span text:style-name="T15"><text:tab/></text:span><text:span text:style-name="T16">Ferdinando Di Palma</text:span></text:p>
      <text:list xml:id="list37163166" text:continue-numbering="true" text:style-name="L1">
        <text:list-header>
          <text:p text:style-name="P16"/>
        </text:list-header>
        <text:list-item>
          <text:p text:style-name="P11">Elementi testati</text:p>
          <text:p text:style-name="P17">Il test riguarderà la componente <text:span text:style-name="T29">Gestione Graduatorie</text:span>, in particolare la funzionalità di<text:span text:style-name="T30"> </text:span><text:span text:style-name="T31">visualizzazione</text:span><text:span text:style-name="T29"> dell</text:span><text:span text:style-name="T31">e</text:span><text:span text:style-name="T29"> Graduatoria </text:span><text:span text:style-name="T3">Provvisoria</text:span><text:span text:style-name="T29"> all'interno del sistema</text:span></text:p>
          <text:p text:style-name="P15">Riferimenti</text:p>
        </text:list-item>
      </text:list>
      <text:p text:style-name="P2"><text:tab/><text:span text:style-name="T11">Specifica dei requisiti</text:span></text:p>
      <text:p text:style-name="P2"/>
      <text:list xml:id="list37152451" text:continue-numbering="true" text:style-name="L1">
        <text:list-item>
          <text:p text:style-name="P22"><text:span text:style-name="T32">Input</text:span> </text:p>
          <text:p text:style-name="P23"><text:span text:style-name="T12">Data </text:span><text:span text:style-name="T13">-</text:span></text:p>
          <text:p text:style-name="P23"><text:span text:style-name="T12">Tables</text:span><text:span text:style-name="T11"> </text:span><text:span text:style-name="T33">-</text:span></text:p>
          <text:p text:style-name="P23"><text:span text:style-name="T12">Human</text:span><text:span text:style-name="T11"> </text:span><text:span text:style-name="T12">Action</text:span></text:p>
          <text:p text:style-name="P26"><text:span text:style-name="T23">L'utente visita l</text:span><text:span text:style-name="T24">a pagina</text:span><text:span text:style-name="T23"> di </text:span><text:span text:style-name="T25">Visualizza</text:span><text:span text:style-name="T26"> Graduatoria </text:span><text:span text:style-name="T21">Provvisoria</text:span></text:p>
          <text:p text:style-name="P23"><text:span text:style-name="T12">Condition</text:span><text:span text:style-name="T11"> </text:span></text:p>
          <text:list>
            <text:list-header>
              <text:p text:style-name="P27">States</text:p>
              <text:list>
                <text:list-header>
                  <text:p text:style-name="P26"><text:span text:style-name="T34">Initial</text:span><text:span text:style-name="T11">: </text:span><text:span text:style-name="T23">Connessione dati attiva</text:span></text:p>
                  <text:p text:style-name="P26"><text:span text:style-name="T34">Intermediate</text:span><text:span text:style-name="T11">: </text:span><text:span text:style-name="T23">Connessione dati attiva</text:span></text:p>
                  <text:p text:style-name="P23"><text:span text:style-name="T18">Final</text:span><text:span text:style-name="T17">: </text:span><text:span text:style-name="T14">Connessione dati attiva</text:span></text:p>
                </text:list-header>
              </text:list>
              <text:p text:style-name="P27">Files</text:p>
              <text:list>
                <text:list-header>
                  <text:p text:style-name="P26"><text:span text:style-name="T34">Database</text:span><text:span text:style-name="T11">: </text:span></text:p>
                  <text:p text:style-name="P26"><text:span text:style-name="T34">Control files</text:span><text:span text:style-name="T11">: </text:span><text:span text:style-name="T23"><text:s/></text:span></text:p>
                  <text:p text:style-name="P26"><text:span text:style-name="T34">Transaction files</text:span><text:span text:style-name="T11">: </text:span></text:p>
                </text:list-header>
              </text:list>
            </text:list-header>
          </text:list>
          <text:p text:style-name="P15">Relationship</text:p>
          <text:p text:style-name="P15">Timing</text:p>
          <text:p text:style-name="P28"/>
        </text:list-item>
        <text:list-item>
          <text:p text:style-name="P12">Output</text:p>
          <text:p text:style-name="P23"><text:span text:style-name="T12">Tables</text:span><text:span text:style-name="T11"> -</text:span></text:p>
          <text:p text:style-name="P18">Il sistema<text:span text:style-name="T35"> </text:span><text:span text:style-name="T37">non </text:span><text:span text:style-name="T36">visualizza </text:span><text:span text:style-name="T37">correttamente</text:span><text:span text:style-name="T36"> la</text:span><text:span text:style-name="T31"> Graduatoria </text:span><text:span text:style-name="T3">Provvisoria </text:span><text:span text:style-name="T31">salvat</text:span><text:span text:style-name="T3">a</text:span><text:span text:style-name="T31"> nel sistema</text:span></text:p>
          <text:p text:style-name="P24"><text:span text:style-name="T12">Human</text:span><text:span text:style-name="T11"> </text:span><text:span text:style-name="T12">Action</text:span></text:p>
          <text:p text:style-name="P23"><text:span text:style-name="T12">Condition</text:span><text:span text:style-name="T11"> </text:span></text:p>
          <text:list>
            <text:list-header>
              <text:p text:style-name="P27">States</text:p>
              <text:list>
                <text:list-header>
                  <text:p text:style-name="P26"><text:span text:style-name="T34">Initial</text:span><text:span text:style-name="T11">: </text:span></text:p>
                  <text:p text:style-name="P26"><text:span text:style-name="T34">Intermediate</text:span><text:span text:style-name="T11">: </text:span></text:p>
                  <text:p text:style-name="P23"><text:span text:style-name="T18">Final</text:span><text:span text:style-name="T17">: </text:span></text:p>
                </text:list-header>
              </text:list>
              <text:p text:style-name="P27">Files</text:p>
              <text:list>
                <text:list-header>
                  <text:p text:style-name="P26"><text:span text:style-name="T34">Database</text:span><text:span text:style-name="T11">: </text:span></text:p>
                  <text:p text:style-name="P26"><text:span text:style-name="T34">Control files</text:span><text:span text:style-name="T11">: </text:span><text:span text:style-name="T23"><text:s/></text:span></text:p>
                  <text:p text:style-name="P26"><text:span text:style-name="T34">Transaction files</text:span><text:span text:style-name="T11">: </text:span></text:p>
                </text:list-header>
              </text:list>
            </text:list-header>
          </text:list>
          <text:p text:style-name="P15">Relationship</text:p>
          <text:p text:style-name="P15"><text:soft-page-break/>Timing</text:p>
          <text:p text:style-name="P15">Response Time</text:p>
          <text:p text:style-name="P15">Duration</text:p>
          <text:p text:style-name="P19"/>
        </text:list-item>
        <text:list-item>
          <text:p text:style-name="P25"><text:span text:style-name="T32">Test frame</text:span> </text:p>
        </text:list-item>
      </text:list>
      <text:p text:style-name="P6"><text:tab/><text:span text:style-name="T27">Tabella: dati </text:span><text:span text:style-name="T28">errati o mancanti</text:span></text:p>
      <text:p text:style-name="P1"/>
      <text:list xml:id="list37155754" text:continue-numbering="true" text:style-name="L1">
        <text:list-item>
          <text:p text:style-name="P13">Vincoli ambientali</text:p>
          <text:p text:style-name="P20">Connessione <text:span text:style-name="T33">con il database</text:span></text:p>
          <text:p text:style-name="P21"/>
        </text:list-item>
        <text:list-item>
          <text:p text:style-name="P13">Requisiti procedurali speciali</text:p>
          <text:p text:style-name="P21">Non ci sono particolari procedure speciali.</text:p>
          <text:p text:style-name="P21"/>
        </text:list-item>
        <text:list-item>
          <text:p text:style-name="P13">Dipendenze da altri Test Case</text:p>
          <text:p text:style-name="P21">Non ci sono particolari <text:span text:style-name="T1">dipendenze</text:span> <text:span text:style-name="T1">da altri casi di tes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2:13:58.71</meta:creation-date>
    <dc:date>2012-12-13T17:01:11.41</dc:date>
    <meta:editing-duration>P0D</meta:editing-duration>
    <meta:editing-cycles>2</meta:editing-cycles>
    <meta:generator>LibreOffice/3.6$Windows_x86 LibreOffice_project/da8c1e6-fd468f4-454e206-f42a4a9-143cfd</meta:generator>
    <meta:document-statistic meta:table-count="0" meta:image-count="0" meta:object-count="0" meta:page-count="2" meta:paragraph-count="57" meta:word-count="176" meta:character-count="1296" meta:non-whitespace-character-count="1162"/>
  </office:meta>
</office:document-meta>
</file>